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50%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fo:color="#800000" fo:background-color="#ff00ff"/>
    </style:style>
    <style:style style:name="T2" style:family="text">
      <style:text-properties fo:background-color="#ff00ff"/>
    </style:style>
    <style:style style:name="T3" style:family="text">
      <style:text-properties fo:background-color="#ffff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23ff23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es<text:span text:style-name="T2"> </text:span><text:span text:style-name="T1">clients</text:span><text:span text:style-name="T2"> </text:span>sont<text:span text:style-name="T6"> possesseurs d'un ou de plusieurs véhicules</text:span> actuellement assurés. Chaque client est identifié par son <text:span text:style-name="T3">numéro de sécurité sociale</text:span> et possède un<text:span text:style-name="T3"> nom</text:span> et un <text:span text:style-name="T3">prénom</text:span>. Chaque <text:span text:style-name="T2">véhicule</text:span> est identifié par son <text:span text:style-name="T3">numéro d'immatriculation</text:span> et possède un <text:span text:style-name="T3">modèle</text:span> et une <text:span text:style-name="T3">année de mise en circulation</text:span>. <text:span text:style-name="T6">Chaque véhicule peut faire l'objet d'un certain nombre de sinistres</text:span>. Chaque <text:span text:style-name="T2">sinistre</text:span> est<text:span text:style-name="T3"> numéroté</text:span> et comporte le numéro de sécurité sociale du conducteur (<text:span text:style-name="T6">qui doit être un client, mais pas obligatoirement le propriétaire du véhicule</text:span>), le <text:span text:style-name="T3">montant des dégâts</text:span> et la <text:span text:style-name="T3">part de responsabilité du conducteur</text:span>.</text:p>
      <text:p text:style-name="P1"/>
      <text:p text:style-name="P1"><text:span text:style-name="T5">Client </text:span>(<text:span text:style-name="T4">num_secu </text:span>, nom , prenom)</text:p>
      <text:p text:style-name="P1"><text:span text:style-name="T5">Vehicule</text:span> (<text:span text:style-name="T4">num_immat </text:span>, modele , annee , num_secu)</text:p>
      <text:p text:style-name="P1"><text:span text:style-name="T5">Sinistre</text:span> (<text:span text:style-name="T4">num_sinistre </text:span>, montant , resp , num_secu, num_immat)</text:p>
      <text:p text:style-name="P1"/>
      <text:p text:style-name="P1">CREATE TABLE Client (</text:p>
      <text:p text:style-name="P1"><text:tab/>num_secu CHAR (13) PRIMARY KEY ,</text:p>
      <text:p text:style-name="P1"><text:tab/>nom varchar(30),</text:p>
      <text:p text:style-name="P1"><text:tab/>prenom varchar(30)</text:p>
      <text:p text:style-name="P1">);</text:p>
      <text:p text:style-name="P1"/>
      <text:p text:style-name="P1">CREATE TABLE Vehicule (</text:p>
      <text:p text:style-name="P1"><text:tab/>num_immat CHAR(9) PRIMARY KEY,</text:p>
      <text:p text:style-name="P1"><text:tab/>modele VARCHAR(30) , </text:p>
      <text:p text:style-name="P1"><text:tab/>annee NUMERIC(4),</text:p>
      <text:p text:style-name="P1"><text:tab/>num_secu CHAR(13),</text:p>
      <text:p text:style-name="P1"><text:tab/>FOREIGN KEY (num_secu) REFERENCES Client(num_secu)</text:p>
      <text:p text:style-name="P1">);</text:p>
      <text:p text:style-name="P1"/>
      <text:p text:style-name="P1">CREATE TABLE Sinistre (</text:p>
      <text:p text:style-name="P1"><text:tab/>num_sinistre NUMERIC(10) PRIMARY KEY ,</text:p>
      <text:p text:style-name="P1"><text:tab/>montant NUMERIC(10,2),</text:p>
      <text:p text:style-name="P1"><text:tab/>resp NUMERIC(3),</text:p>
      <text:p text:style-name="P1"><text:tab/>num_secu CHAR(13),</text:p>
      <text:p text:style-name="P1"><text:tab/>num_immat CHAR(9),</text:p>
      <text:p text:style-name="P1"><text:tab/>FOREIGN KEY (num_secu) REFERENCES Client(num_secu),</text:p>
      <text:p text:style-name="P1"><text:tab/>FOREIGN KEY (num_immat) REFERENCES Vehicule(num_immat)</text:p>
      <text:p text:style-name="P1">);</text:p>
      <text:p text:style-name="P1"><text:soft-page-break/><text:span text:style-name="T7">SAISIE VALEUR </text:span>:</text:p>
      <text:p text:style-name="P1">INSERT INTO Client(num_secu,nom,prenom) <text:s/>VALUES <text:s/>( '1710549123456' ,'Rudoux' ,'Patrick' );</text:p>
      <text:p text:style-name="P1">INSERT INTO Client(num_secu,nom,prenom) <text:s/>VALUES <text:s/>( '1670649234567' ,'Lenoir' ,'Herve' );</text:p>
      <text:p text:style-name="P1">INSERT INTO Client(num_secu,nom,prenom) <text:s/>VALUES ( '2740749345678' ,'Drabert' ,'Severine' );</text:p>
      <text:p text:style-name="P1"/>
      <text:p text:style-name="P1">INSERT INTO Vehicule(num_immat,modele,annee,num_secu) VALUES ('1234 TZ 49','Twingo','2000','1710549123456');</text:p>
      <text:p text:style-name="P1">INSERT INTO Vehicule(num_immat,modele,annee,num_secu) VALUES ('2345 RA 49','R21','1980','1670649234567');</text:p>
      <text:p text:style-name="P1">INSERT INTO Vehicule(num_immat,modele,annee,num_secu) VALUES ('3456 RZ 49','Supercinq','1984','1710549123456');</text:p>
      <text:p text:style-name="P1"/>
      <text:p text:style-name="P1">INSERT INTO Sinistre(num_sinistre,montant,resp,num_secu,num_immat) VALUES ('200201','1000','0','1670649234567','2345 RA 49');</text:p>
      <text:p text:style-name="P1">INSERT INTO Sinistre(num_sinistre,montant,resp,num_secu,num_immat) VALUES ('200202','NULL','50','1710549123456','1234 TZ 49');</text:p>
      <text:p text:style-name="P1"/>
      <text:p text:style-name="P1"/>
      <text:p text:style-name="P1">DROP TABLE Sinistre ;</text:p>
      <text:p text:style-name="P1">DROP TABLE Vehicule ;</text:p>
      <text:p text:style-name="P1">DROP TABLE Client ;</text:p>
      <text:p text:style-name="P1"/>
      <text:p text:style-name="P1"/>
      <text:p text:style-name="P3">4 . Interrogations<text:span text:style-name="T8"> :</text:span></text:p>
      <text:p text:style-name="P4"><text:span text:style-name="T8"/></text:p>
      <text:list xml:id="list1945315252" text:style-name="L1">
        <text:list-item>
          <text:p text:style-name="P5"><text:span text:style-name="T8"/></text:p>
        </text:list-item>
        <text:list-item>
          <text:p text:style-name="P5"><text:span text:style-name="T9">SELECT</text:span><text:span text:style-name="T8"> num_secu </text:span><text:span text:style-name="T9">FROM</text:span><text:span text:style-name="T8"> Client </text:span><text:span text:style-name="T9">WHERE</text:span><text:span text:style-name="T8"> nom = 'Rudoux';</text:span></text:p>
        </text:list-item>
        <text:list-item>
          <text:p text:style-name="P5"><text:span text:style-name="T8">SELECT</text:span></text:p>
        </text:list-item>
        <text:list-item>
          <text:p text:style-name="P5"><text:span text:style-name="T8">SELECT annee FROM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09:59:29</meta:creation-date>
    <meta:generator>LibreOffice/3.5$Linux_x86 LibreOffice_project/350m1$Build-2</meta:generator>
    <dc:date>2012-09-17T14:31:19</dc:date>
    <dc:creator>Compte etudiant</dc:creator>
    <meta:editing-duration>PT2H21M2S</meta:editing-duration>
    <meta:editing-cycles>53</meta:editing-cycles>
    <meta:document-statistic meta:table-count="0" meta:image-count="0" meta:object-count="0" meta:page-count="2" meta:paragraph-count="41" meta:word-count="276" meta:character-count="2194" meta:non-whitespace-character-count="2012"/>
  </office:meta>
</office:document-meta>
</file>